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BeanCopy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utBeanCopyEvent.CachePutBeanCopyEvent( @ NonNullable ICache &lt; V &gt; cache , @ NonNullable String key , @ NonNullable V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